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2"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5in"/>
    </style:style>
    <style:style style:name="co4" style:family="table-column">
      <style:table-column-properties fo:break-before="auto" style:column-width="1.6189in"/>
    </style:style>
    <style:style style:name="co5" style:family="table-column">
      <style:table-column-properties fo:break-before="auto" style:column-width="1.2327in"/>
    </style:style>
    <style:style style:name="co6" style:family="table-column">
      <style:table-column-properties fo:break-before="auto" style:column-width="0.1602in"/>
    </style:style>
    <style:style style:name="co7" style:family="table-column">
      <style:table-column-properties fo:break-before="auto" style:column-width="1.972in"/>
    </style:style>
    <style:style style:name="co8" style:family="table-column">
      <style:table-column-properties fo:break-before="auto" style:column-width="0.8925in"/>
    </style:style>
    <style:style style:name="co9" style:family="table-column">
      <style:table-column-properties fo:break-before="auto" style:column-width="2.4346in"/>
    </style:style>
    <style:style style:name="co10" style:family="table-column">
      <style:table-column-properties fo:break-before="auto" style:column-width="1.0146in"/>
    </style:style>
    <style:style style:name="co11" style:family="table-column">
      <style:table-column-properties fo:break-before="auto" style:column-width="2.8008in"/>
    </style:style>
    <style:style style:name="co13" style:family="table-column">
      <style:table-column-properties fo:break-before="auto" style:column-width="2.6717in"/>
    </style:style>
    <style:style style:name="ro7"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3838"/>
    </style:style>
    <style:style style:name="T8" style:family="text">
      <style:text-properties fo:color="#ff0000"/>
    </style:style>
    <style:style style:name="T9" style:family="text">
      <style:text-properties fo:color="#ff3333"/>
    </style:style>
    <style:style style:name="T10" style:family="text">
      <style:text-properties fo:color="#ff33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ed4c05"/>
    </style:style>
    <style:style style:name="T14" style:family="text">
      <style:text-properties fo:color="#cc0000"/>
    </style:style>
    <style:style style:name="T15" style:family="text">
      <style:text-properties fo:color="#009900"/>
    </style:style>
    <style:style style:name="T16" style:family="text">
      <style:text-properties fo:color="#009933"/>
    </style:style>
    <style:style style:name="T17" style:family="text">
      <style:text-properties fo:color="#ff6600"/>
    </style:style>
    <style:style style:name="T18" style:family="text">
      <style:text-properties fo:color="#00cc33"/>
    </style:style>
    <style:style style:name="T19" style:family="text">
      <style:text-properties fo:color="#158466"/>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c9211e"/>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f5429"/>
    </style:style>
    <style:style style:name="T28" style:family="text">
      <style:text-properties fo:color="#f10d0c" fo:font-weight="normal" fo:font-style="normal" style:font-weight-asian="normal" style:font-weight-complex="normal" style:font-style-asian="normal" style:font-style-complex="normal"/>
    </style:style>
    <style:style style:name="T29" style:family="text">
      <style:text-properties fo:color="#bf0041"/>
    </style:style>
    <style:style style:name="T30" style:family="text">
      <style:text-properties fo:color="#2a6099"/>
    </style:style>
    <style:style style:name="T31" style:family="text">
      <style:text-properties fo:color="#b85c00"/>
    </style:style>
    <style:style style:name="T32" style:family="text">
      <style:text-properties fo:color="#ea7500"/>
    </style:style>
    <style:style style:name="T33" style:family="text">
      <style:text-properties fo:color="#ff9900"/>
    </style:style>
    <style:style style:name="T34" style:family="text">
      <style:text-properties fo:color="#d62e4e"/>
    </style:style>
    <style:style style:name="T35" style:family="text">
      <style:text-properties fo:color="#81d41a"/>
    </style:style>
    <style:style style:name="T36" style:family="text">
      <style:text-properties fo:color="#ff8000"/>
    </style:style>
    <style:style style:name="T37" style:family="text">
      <style:text-properties fo:color="#111111"/>
    </style:style>
    <style:style style:name="T38" style:family="text">
      <style:text-properties fo:color="#669900"/>
    </style:style>
    <style:style style:name="T39" style:family="text">
      <style:text-properties fo:color="#cc9900"/>
    </style:style>
    <style:style style:name="T40" style:family="text">
      <style:text-properties fo:color="#996633"/>
    </style:style>
    <style:style style:name="T41" style:family="text">
      <style:text-properties fo:color="#ffff00"/>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visibility="collapse" table:default-cell-style-name="ce1"/>
        <table:table-column table:style-name="co5" table:visibility="collapse" table:default-cell-style-name="ce1"/>
        <table:table-column table:style-name="co6" table:visibility="collapse" table:default-cell-style-name="ce1"/>
        <table:table-column table:style-name="co7" table:default-cell-style-name="ce1"/>
        <table:table-column table:style-name="co8" table:number-columns-repeated="58" table:default-cell-style-name="ce1"/>
        <table:table-column table:style-name="co8"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2">
          <table:table-cell office:value-type="string" calcext:value-type="string">
            <text:p>accelerate</text:p>
          </table:table-cell>
          <table:table-cell table:number-columns-repeated="1023"/>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2">
          <table:table-cell office:value-type="string" calcext:value-type="string">
            <text:p>active, passive component: resistor and transistor</text:p>
          </table:table-cell>
          <table:table-cell table:style-name="ce3" office:value-type="string" calcext:value-type="string">
            <text:p><text:span text:style-name="T7">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jacent [states]</text:p>
          </table:table-cell>
          <table:table-cell table:style-name="ce3" office:value-type="string" calcext:value-type="string">
            <text:p><text:span text:style-name="T8">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text:span text:style-name="T6">افزائش کار</text:span>، <text:span text:style-name="T7">ایمپلی فائر</text:span></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text:span text:style-name="T8"> ایمپلی فائر</text:span>، قوی<text:span text:style-name="T8"> ایمپلی فائر؛ </text:span><text:span text:style-name="T6">افزائش کار</text:span></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2">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text:p>
          </table:table-cell>
          <table:table-cell office:value-type="string" calcext:value-type="string">
            <text:p>روزن</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8">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 [bonds]</text:p>
          </table:table-cell>
          <table:table-cell office:value-type="string" calcext:value-type="string">
            <text:p><text:span text:style-name="T10">بند،</text:span> بندھ، شریک گرفتی بندھ، [بندھن پیدا ہونا]</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2">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5.5598in" svg:y="226.908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text:span text:style-name="T13">ضربیہ</text:span>، <text:span text:style-name="T6">عددی سر</text:span></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23" office:value-type="string" calcext:value-type="string">
            <text:p><text:span text:style-name="T14">منطقی حالات</text:span>، <text:span text:style-name="T15">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8">بیٹھنا، گر پڑتا ہے، گرنا</text:span>،<text:span text:style-name="T16"> انہدام، منح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3" office:value-type="string" calcext:value-type="string">
            <text:p><text:span text:style-name="T17">اجتماعات [ترتیبی اجتماعات]،</text:span> <text:span text:style-name="T15">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2">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2">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2">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2">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2">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2">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2">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2">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2">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2">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2">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2">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2">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8">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2">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2">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2">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 <text:span text:style-name="T19">علیحدگی مستقلہ</text:span></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9"> اختیاری مستقلہ</text:span></text:p>
          </table:table-cell>
          <table:table-cell table:number-columns-repeated="1022"/>
        </table:table-row>
        <table:table-row table:style-name="ro2">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text:span text:style-name="T13">(تشکیلات)</text:span></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text:span text:style-name="T13">تشکیل دینا</text:span>، مرتب کرنا، بنا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2">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text:span text:style-name="T8">درستگی</text:span>، <text:span text:style-name="T20">تصحیح</text:span></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2">
          <table:table-cell office:value-type="string" calcext:value-type="string">
            <text:p>corresponding point</text:p>
          </table:table-cell>
          <table:table-cell table:style-name="ce3" office:value-type="string" calcext:value-type="string">
            <text:p><text:span text:style-name="T8">نظیری نقطہ</text:span>،<text:span text:style-name="T15">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8">نازکی توازن</text:span> [<text:span text:style-name="T20">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81.8488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rwin</text:p>
          </table:table-cell>
          <table:table-cell office:value-type="string" calcext:value-type="string">
            <text:p>ڈارون</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8">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8">مخالف بیٹا تحلیل، </text:span>مخالف بیٹا تنز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2">
          <table:table-cell office:value-type="string" calcext:value-type="string">
            <text:p>defined: well defined, [ill defined]</text:p>
          </table:table-cell>
          <table:table-cell office:value-type="string" calcext:value-type="string">
            <text:p>پوری طرح معین، <text:s/>[بد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2">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2">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2">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2">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2">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2">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2">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2">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2">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2">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2">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2">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text:span text:style-name="T23">ڈائی رک کنگھی</text:span>، ڈیرا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text:span text:style-name="T23">ڈائی رک ڈیلٹائی تفاعل</text:span>، ڈیرا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text:span text:style-name="T23">بلا واسطہ تکمل</text:span>،ب<text:span text:style-name="T19">الراست تکمل</text:span></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text:span text:style-name="T24">سیدھی رسائی، سیدھی وصولی</text:span><text:span text:style-name="T19">، بالراست رسائی یا وصولی</text:span></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6">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2">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8">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2">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2">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2">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2">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olution, evolves</text:p>
          </table:table-cell>
          <table:table-cell table:style-name="ce23" office:value-type="string" calcext:value-type="string">
            <text:p>ارتقا، ارتقا پانا</text:p>
          </table:table-cell>
          <table:table-cell table:number-columns-repeated="1022"/>
        </table:table-row>
        <table:table-row table:style-name="ro2">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2">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text:span text:style-name="T26"> سکڑاو اور توسیع</text:span></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10">قیمت توقع، توقع،</text:span><text:span text:style-name="T26">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10">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8">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2">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text:span text:style-name="T27">عدد ضربیہ</text:span>، <text:span text:style-name="T6">ضربیہ</text:span></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2">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2">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8">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3" office:value-type="string" calcext:value-type="string">
            <text:p>دوری سمتی رفتار، <text:span text:style-name="T8">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3" office:value-type="string" calcext:value-type="string">
            <text:p><text:span text:style-name="T10">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2">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lonomic process</text:p>
          </table:table-cell>
          <table:table-cell office:value-type="string" calcext:value-type="string">
            <text:p><text:span text:style-name="T5">ہمہ قواعد؟؟؟؟؟</text:span><text:span text:style-name="T23">،</text:span><text:span text:style-name="T26"> گرگٹی عمل</text:span></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8">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8">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10">فرضی عدد</text:span>، <text:span text:style-name="T15">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text:span text:style-name="T5">قابل تکمل،</text:span><text:span text:style-name="T28">مطلق</text:span><text:span text:style-name="T5"> قابل تکمل</text:span>، <text:span text:style-name="T6">متکامل، مطلق متکامل</text:span></text:p>
          </table:table-cell>
          <table:table-cell table:number-columns-repeated="1022"/>
        </table:table-row>
        <table:table-row table:style-name="ro2">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38" office:value-type="string" calcext:value-type="string">
            <text:p><text:span text:style-name="T10">خطی تکمل</text:span> (khati is linear and nor line)،<text:span text:style-name="T15">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7">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 molecular, [intra molecular]</text:p>
          </table:table-cell>
          <table:table-cell office:value-type="string" calcext:value-type="string">
            <text:p>بین <text:span text:style-name="T8">سالمی</text:span>، [درون <text:span text:style-name="T8">سالمی</text:span>]،<text:span text:style-name="T6"> سالماتی</text:span></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 molecular</text:p>
          </table:table-cell>
          <table:table-cell office:value-type="string" calcext:value-type="string">
            <text:p><text:span text:style-name="T29">درون سالمی</text:span>، <text:span text:style-name="T30"> </text:span><text:span text:style-name="T6"> درون سالماتی</text:span></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3" office:value-type="string" calcext:value-type="string">
            <text:p><text:span text:style-name="T10">آئن</text:span>، <text:span text:style-name="T20">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3" office:value-type="string" calcext:value-type="string">
            <text:p><text:span text:style-name="T10">بارداری عمل، </text:span><text:span text:style-name="T20">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2">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2">
          <table:table-cell office:value-type="string" calcext:value-type="string">
            <text:p>isomerism, [isomeric]</text:p>
          </table:table-cell>
          <table:table-cell office:value-type="string" calcext:value-type="string">
            <text:p><text:span text:style-name="T27">ہم ترکیبیت، [ہم ترکیبی]</text:span>،<text:span text:style-name="T6"> ہم عنصریت، [ہم عنصر]</text:span></text:p>
          </table:table-cell>
          <table:table-cell table:number-columns-repeated="1022"/>
        </table:table-row>
        <table:table-row table:style-name="ro2">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2">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text:span text:style-name="T31">ہم حرارت خط،</text:span> <text:span text:style-name="T19">ہم تاپ</text:span></text:p>
          </table:table-cell>
          <table:table-cell table:number-columns-repeated="1022"/>
        </table:table-row>
        <table:table-row table:style-name="ro2">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2">
          <table:table-cell office:value-type="string" calcext:value-type="string">
            <text:p>isotropic, [isotropy]</text:p>
          </table:table-cell>
          <table:table-cell office:value-type="string" calcext:value-type="string">
            <text:p><text:span text:style-name="T32">غیر سمتی خاصیت</text:span>، <text:span text:style-name="T6">ہم سمت، [ہم سمتیت]</text:span></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6">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8">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2">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33">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10">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2">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8">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text:span text:style-name="T34">غیر محتاط طور پر</text:span> ،<text:span text:style-name="T19"> سرسری طور پر ہم کہتے ہیں</text:span>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2">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minimum (in subscript like A_max)</text:p>
          </table:table-cell>
          <table:table-cell table:style-name="ce42" office:value-type="string" calcext:value-type="string">
            <text:p>بلندتر،کمتر</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33">، گہرائی پر حرکت پذیری</text:span>،<text:span text:style-name="T20">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8">یک سر بڑھتا، گھٹتا</text:span>، <text:span text:style-name="T20">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10">یک سُر تفاعل</text:span>، <text:span text:style-name="T20">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خالص، <text:span text:style-name="T29">[کل، یا مجموعی]</text:span></text:p>
          </table:table-cell>
          <table:table-cell table:number-columns-repeated="1022"/>
        </table:table-row>
        <table:table-row table:style-name="ro2">
          <table:table-cell office:value-type="string" calcext:value-type="string">
            <text:p>net force</text:p>
          </table:table-cell>
          <table:table-cell office:value-type="string" calcext:value-type="string">
            <text:p><text:span text:style-name="T8">کل قوت</text:span>، <text:span text:style-name="T35">خالص قوت</text:span></text:p>
          </table:table-cell>
          <table:table-cell table:number-columns-repeated="1022"/>
        </table:table-row>
        <table:table-row table:style-name="ro2">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8">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3">معیاری صورت،</text:span>  طبعی حال</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text:span text:style-name="T8">والدہ</text:span> مرکزہ، بیٹی مرکزہ، <text:span text:style-name="T6">مرائی</text:span>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text:span text:style-name="T8"> ملاپ</text:span> تعامل]، [مرکزوی<text:span text:style-name="T6"> اختلاطی</text:span>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 [empty state]</text:p>
          </table:table-cell>
          <table:table-cell table:style-name="ce81" office:value-type="string" calcext:value-type="string">
            <text:p><text:span text:style-name="T19">، [</text:span><text:span text:style-name="T26">خالی حال،غیر خالی حال]</text:span><text:span text:style-name="T19">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2">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text:span text:style-name="T19">قائمہ</text:span>، عمودی</text:p>
          </table:table-cell>
          <table:table-cell table:number-columns-repeated="1022"/>
        </table:table-row>
        <table:table-row table:style-name="ro2">
          <table:table-cell office:value-type="string" calcext:value-type="string">
            <text:p>Orthogonal ; mutually orthogonal</text:p>
          </table:table-cell>
          <table:table-cell office:value-type="string" calcext:value-type="string">
            <text:p><text:span text:style-name="T8">باہمی عمودی</text:span>،<text:span text:style-name="T6"> </text:span><text:span text:style-name="T26">باہم عمودی،</text:span><text:span text:style-name="T6"> باہم قائمہ</text:span></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خطوط،<text:span text:style-name="T19">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2">
          <table:table-cell office:value-type="string" calcext:value-type="string">
            <text:p>orthogonality</text:p>
          </table:table-cell>
          <table:table-cell office:value-type="string" calcext:value-type="string">
            <text:p><text:span text:style-name="T6">قائمیت</text:span>، <text:span text:style-name="T7">عمودیت</text:span></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table:style-name="ce88" office:value-type="string" calcext:value-type="string">
            <text:p><text:span text:style-name="T8">معیاری قائمہ الزاویہ</text:span>،<text:span text:style-name="T26"> معیاری عمودی</text:span>،</text:p>
          </table:table-cell>
          <table:table-cell table:number-columns-repeated="1022"/>
        </table:table-row>
        <table:table-row table:style-name="ro2">
          <table:table-cell office:value-type="string" calcext:value-type="string">
            <text:p>orthonormality</text:p>
          </table:table-cell>
          <table:table-cell office:value-type="string" calcext:value-type="string">
            <text:p><text:span text:style-name="T36">معیاری قائمیت،</text:span> معیاری عمود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ir annihilation</text:p>
          </table:table-cell>
          <table:table-cell office:value-type="string" calcext:value-type="string">
            <text:p>نابودی <text:span text:style-name="T8">جفت</text:span>، نابودگی جوڑا</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2">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2">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42" office:value-type="string" calcext:value-type="string">
            <text:p>پاسکل تکون، <text:span text:style-name="T37">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2">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2">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2">
          <table:table-cell office:value-type="string" calcext:value-type="string">
            <text:p>pathological</text:p>
          </table:table-cell>
          <table:table-cell office:value-type="string" calcext:value-type="string">
            <text:p><text:span text:style-name="T8">غمگیر</text:span>،<text:span text:style-name="T6"> گھمبیر</text:span></text:p>
          </table:table-cell>
          <table:table-cell table:style-name="ce105"/>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3" office:value-type="string" calcext:value-type="string">
            <text:p><text:span text:style-name="T21">لٹکن</text:span>، <text:span text:style-name="T38">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3" office:value-type="string" calcext:value-type="string">
            <text:p><text:span text:style-name="T10">خلل</text:span>، <text:span text:style-name="T16">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 (second order)</text:p>
          </table:table-cell>
          <table:table-cell table:style-name="ce3" office:value-type="string" calcext:value-type="string">
            <text:p><text:span text:style-name="T8">رتبہ اول درستگی</text:span>، <text:span text:style-name="T18">اول رتبی تصحیح، ، (دوم رتبی)</text:span></text:p>
          </table:table-cell>
          <table:table-cell table:number-columns-repeated="1022"/>
        </table:table-row>
        <table:table-row table:style-name="ro2">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5">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6">سمتی</text:span> رفتار، <text:span text:style-name="T8">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n</text:p>
          </table:table-cell>
          <table:table-cell table:style-name="ce3" office:value-type="string" calcext:value-type="string">
            <text:p>نوریہ</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2">
          <table:table-cell office:value-type="string" calcext:value-type="string">
            <text:p>position space wave function</text:p>
          </table:table-cell>
          <table:table-cell table:style-name="ce83" office:value-type="string" calcext:value-type="string">
            <text:p>موضع و فضائی تفاعل موج، <text:span text:style-name="T19">مقام و فضائی تفاعل موج</text:span></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8">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 <text:span text:style-name="T18">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8">درستگی </text:span><text:span text:style-name="T18">تصحیح</text:span></text:p>
          </table:table-cell>
          <table:table-cell table:number-columns-repeated="1022"/>
        </table:table-row>
        <table:table-row table:style-name="ro2">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8">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2">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5">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39">چار الاضلاع</text:span>، <text:span text:style-name="T15">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8">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text:p>
          </table:table-cell>
          <table:table-cell office:value-type="string" calcext:value-type="string">
            <text:p>نایاب</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me</text:p>
          </table:table-cell>
          <table:table-cell office:value-type="string" calcext:value-type="string">
            <text:p>طریق</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2">
          <table:table-cell office:value-type="string" calcext:value-type="string">
            <text:p>rigorous</text:p>
          </table:table-cell>
          <table:table-cell office:value-type="string" calcext:value-type="string">
            <text:p>پخت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table:style-name="ce3" office:value-type="string" calcext:value-type="string">
            <text:p><text:span text:style-name="T7">صف برابر</text:span>،<text:span text:style-name="T6"> معادل صف</text:span></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2">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text:span text:style-name="T10">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3" office:value-type="string" calcext:value-type="string">
            <text:p><text:span text:style-name="T40">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2">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2">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2">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tuation</text:p>
          </table:table-cell>
          <table:table-cell table:style-name="ce87" office:value-type="string" calcext:value-type="string">
            <text:p> <text:span text:style-name="T8">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8">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2">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3" office:value-type="string" calcext:value-type="string">
            <text:p><text:span text:style-name="T41">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2">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39">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2">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6">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2">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text:span text:style-name="T34">درجہ: درجہ تین جمع کرنے والا دور</text:span>،<text:span text:style-name="T6"> تین منزلہ جمع کار</text:span></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3" office:value-type="string" calcext:value-type="string">
            <text:p><text:span text:style-name="T8">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2">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3" office:value-type="string" calcext:value-type="string">
            <text:p><text:span text:style-name="T8">متشاکل تناسب</text:span>، <text:span text:style-name="T15">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c: super-symmetric quantum mechanics</text:p>
          </table:table-cell>
          <table:table-cell table:style-name="ce3" office:value-type="string" calcext:value-type="string">
            <text:p>عمدہ تشاکلی کوانٹم میکانیات</text:p>
          </table:table-cell>
          <table:table-cell table:number-columns-repeated="1022"/>
        </table:table-row>
        <table:table-row table:style-name="ro2">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2">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2">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 technologies</text:p>
          </table:table-cell>
          <table:table-cell table:style-name="ce3" office:value-type="string" calcext:value-type="string">
            <text:p><text:span text:style-name="T8">ٹیکنالوجی؟؟؟</text:span>،<text:span text:style-name="T19"> فن، فنون</text:span></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3" office:value-type="string" calcext:value-type="string">
            <text:p>حرارت،<text:span text:style-name="T8">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text:span text:style-name="T32">بلا واسطہ تقابلی پرکھ</text:span>، بالراست تقابلی پرکحھ ،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span text:style-name="T19"> حری</text:span></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 <text:span text:style-name="T19">حری شور</text:span></text:p>
          </table:table-cell>
          <table:table-cell table:number-columns-repeated="1022"/>
        </table:table-row>
        <table:table-row table:style-name="ro2">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8">ایک حال سے دوسری حال میں عبور کرتا ہے، </text:span><text:span text:style-name="T16">تحویل</text:span></text:p>
          </table:table-cell>
          <table:table-cell office:value-type="string" calcext:value-type="string">
            <text:p>ایک حال سے دوسرے حال میں تحویل کرنا</text:p>
          </table:table-cell>
          <table:table-cell table:number-columns-repeated="1021"/>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text:span text:style-name="T14">عبوری امکان، عبوری احتمال</text:span>، <text:span text:style-name="T15">تحویلی احتمال</text:span></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text:span text:style-name="T33">عبوری دور</text:span>،<text:span text:style-name="T15"> تحویلی دوری عرصہ</text:span></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8">اخراجی اینٹینا</text:span>، <text:span text:style-name="T20">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3" office:value-type="string" calcext:value-type="string">
            <text:p>دوری رفتار، <text:span text:style-name="T10">مجموعی رفتار</text:span>،<text:span text:style-name="T16">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2">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gner</text:p>
          </table:table-cell>
          <table:table-cell office:value-type="string" calcext:value-type="string">
            <text:p>وگنر</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2">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office:value-type="string" calcext:value-type="string">
            <text:p>zone</text:p>
          </table:table-cell>
          <table:table-cell office:value-type="string" calcext:value-type="string">
            <text:p>علاقہ</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table:number-columns-repeated="1023"/>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2">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2">
          <table:table-cell office:value-type="string" calcext:value-type="string">
            <text:p>neon</text:p>
          </table:table-cell>
          <table:table-cell office:value-type="string" calcext:value-type="string">
            <text:p>نیون</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2">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2">
          <table:table-cell office:value-type="string" calcext:value-type="string">
            <text:p>silver</text:p>
          </table:table-cell>
          <table:table-cell office:value-type="string" calcext:value-type="string">
            <text:p>چاندی</text:p>
          </table:table-cell>
          <table:table-cell table:number-columns-repeated="1022"/>
        </table:table-row>
        <table:table-row table:style-name="ro2">
          <table:table-cell office:value-type="string" calcext:value-type="string">
            <text:p>argon</text:p>
          </table:table-cell>
          <table:table-cell office:value-type="string" calcext:value-type="string">
            <text:p>آرگن</text:p>
          </table:table-cell>
          <table:table-cell table:number-columns-repeated="1022"/>
        </table:table-row>
        <table:table-row table:style-name="ro2">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2">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2">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2">
          <table:table-cell office:value-type="string" calcext:value-type="string">
            <text:p>zinc</text:p>
          </table:table-cell>
          <table:table-cell office:value-type="string" calcext:value-type="string">
            <text:p>جست</text:p>
          </table:table-cell>
          <table:table-cell table:number-columns-repeated="1022"/>
        </table:table-row>
        <table:table-row table:style-name="ro2">
          <table:table-cell office:value-type="string" calcext:value-type="string">
            <text:p>gallium</text:p>
          </table:table-cell>
          <table:table-cell office:value-type="string" calcext:value-type="string">
            <text:p>گلیم</text:p>
          </table:table-cell>
          <table:table-cell table:number-columns-repeated="1022"/>
        </table:table-row>
        <table:table-row table:style-name="ro2">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2">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2" table:number-rows-repeated="1045243">
          <table:table-cell table:number-columns-repeated="1024"/>
        </table:table-row>
        <table:table-row table:style-name="ro2">
          <table:table-cell table:number-columns-repeated="1024"/>
        </table:table-row>
      </table:table>
      <table:table table:name="symbols" table:style-name="ta1" table:print="false">
        <table:table-column table:style-name="co9" table:default-cell-style-name="ce43"/>
        <table:table-column table:style-name="co10" table:default-cell-style-name="ce44"/>
        <table:table-column table:style-name="co11" table:default-cell-style-name="ce45"/>
        <table:table-column table:style-name="co8" table:default-cell-style-name="ce46"/>
        <table:table-column table:style-name="co13" table:default-cell-style-name="ce47"/>
        <table:table-column table:style-name="co8"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8">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8">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7">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08">00/00/0000</text:date>, <text:time style:data-style-name="N2" text:time-value="09:25:26.7378062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2-02-08T10:30:47.555112271</dc:date>
    <meta:editing-duration>P100DT6H12M41S</meta:editing-duration>
    <meta:editing-cycles>4422</meta:editing-cycles>
    <meta:generator>LibreOffice/6.4.7.2$Linux_X86_64 LibreOffice_project/40$Build-2</meta:generator>
    <meta:document-statistic meta:table-count="3" meta:cell-count="702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